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053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309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92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189cm"/>
    </style:style>
    <style:style style:name="gr6" style:family="graphic" style:parent-style-name="standard">
      <style:graphic-properties draw:stroke="none" svg:stroke-color="#000000" draw:fill="none" draw:fill-color="#ffffff" fo:min-height="2.7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2cm" fo:min-width="1.5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1.5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2cm" fo:min-width="1.5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3cm" svg:height="1.778cm" svg:x="8.204cm" svg:y="4.047cm">
          <text:p text:style-name="P1"><text:span text:style-name="T1">1. Created</text:span></text:p>
          <text:p text:style-name="P1"><text:span text:style-name="T1">(inactiv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09cm" svg:height="1.778cm" svg:x="8.074cm" svg:y="7.984cm">
          <text:p text:style-name="P1"><text:span text:style-name="T1">3. Set up</text:span></text:p>
          <text:p text:style-name="P1"><text:span text:style-name="T1">(inactive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27cm" svg:height="1.905cm" svg:x="8.236cm" svg:y="11.667cm">
          <text:p text:style-name="P1"><text:span text:style-name="T1">5. Activ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98cm" svg:y1="5.825cm" svg:x2="9.978cm" svg:y2="7.984cm" draw:start-shape="id1" draw:start-glue-point="2" draw:end-shape="id2" draw:end-glue-point="0" svg:d="M9980 5825l-2 2159" svg:viewBox="0 0 3 2160">
          <text:p/>
        </draw:connector>
        <draw:connector draw:style-name="gr4" draw:text-style-name="P3" draw:layer="layout" draw:type="line" svg:x1="9.978cm" svg:y1="9.762cm" svg:x2="9.949cm" svg:y2="11.667cm" draw:start-shape="id2" draw:end-shape="id3" svg:d="M9978 9762l-29 1905" svg:viewBox="0 0 30 1906">
          <text:p/>
        </draw:connector>
        <draw:connector draw:style-name="gr4" draw:text-style-name="P3" draw:layer="layout" draw:type="curve" draw:line-skew="2.743cm" svg:x1="11.663cm" svg:y1="12.619cm" svg:x2="11.757cm" svg:y2="4.936cm" draw:start-shape="id3" draw:start-glue-point="1" draw:end-shape="id1" svg:d="M11663 12619c5005 0 4958-7683 94-7683" svg:viewBox="0 0 3749 7684">
          <text:p/>
        </draw:connector>
        <draw:frame draw:style-name="gr5" draw:text-style-name="P4" draw:layer="layout" svg:width="5.842cm" svg:height="4.439cm" svg:x="10.234cm" svg:y="1.155cm">
          <draw:text-box>
            <text:p><text:span text:style-name="T1">User logs via Google/LDAP etc</text:span></text:p>
          </draw:text-box>
        </draw:frame>
        <draw:connector draw:style-name="gr4" draw:text-style-name="P3" draw:layer="layout" draw:type="line" svg:x1="10.001cm" svg:y1="1.242cm" svg:x2="9.98cm" svg:y2="4.047cm" draw:end-shape="id1" draw:end-glue-point="0" svg:d="M10001 1242l-21 2805" svg:viewBox="0 0 22 2806">
          <text:p/>
        </draw:connector>
        <draw:frame draw:style-name="gr6" draw:text-style-name="P4" draw:layer="layout" svg:width="2.92cm" svg:height="3.022cm" svg:x="10.361cm" svg:y="6.46cm">
          <draw:text-box>
            <text:p><text:span text:style-name="T1">2. setup</text:span></text:p>
          </draw:text-box>
        </draw:frame>
        <draw:frame draw:style-name="gr7" draw:text-style-name="P4" draw:layer="layout" svg:width="3.392cm" svg:height="3.022cm" svg:x="10.266cm" svg:y="10.27cm">
          <draw:text-box>
            <text:p><text:span text:style-name="T1">4. activate</text:span></text:p>
          </draw:text-box>
        </draw:frame>
        <draw:connector draw:style-name="gr4" draw:text-style-name="P3" draw:layer="layout" draw:type="curve" draw:line-skew="-2.2cm" svg:x1="8.204cm" svg:y1="4.936cm" svg:x2="8.236cm" svg:y2="12.619cm" draw:start-shape="id1" draw:start-glue-point="3" draw:end-shape="id3" svg:d="M8204 4936c-4053 0-4069 7683 32 7683" svg:viewBox="0 0 3075 7684">
          <text:p/>
        </draw:connector>
        <draw:frame draw:style-name="gr8" draw:text-style-name="P4" draw:layer="layout" svg:width="3.389cm" svg:height="2.563cm" svg:x="1.543cm" svg:y="7.708cm">
          <draw:text-box>
            <text:p><text:span text:style-name="T1">6. update </text:span></text:p>
            <text:p><text:span text:style-name="T1">“</text:span><text:span text:style-name="T1">is_active” to “true”</text:span></text:p>
          </draw:text-box>
        </draw:frame>
        <draw:frame draw:style-name="gr9" draw:text-style-name="P4" draw:layer="layout" svg:width="3.463cm" svg:height="3.022cm" svg:x="15.727cm" svg:y="8.165cm">
          <draw:text-box>
            <text:p><text:span text:style-name="T1">7. unsetup</text:span></text:p>
          </draw:text-box>
        </draw:frame>
        <draw:connector draw:style-name="gr4" draw:text-style-name="P3" draw:layer="layout" draw:type="curve" draw:line-skew="-1.362cm" svg:x1="8.074cm" svg:y1="8.873cm" svg:x2="8.236cm" svg:y2="12.619cm" draw:start-shape="id2" draw:start-glue-point="3" draw:end-shape="id3" draw:end-glue-point="3" svg:d="M8074 8873c-2796 0-2877 3746 162 3746" svg:viewBox="0 0 2270 37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0:19:49.141858228</meta:creation-date>
    <dc:date>2019-11-11T12:44:15.129026860</dc:date>
    <meta:editing-duration>P2DT23H32M18S</meta:editing-duration>
    <meta:editing-cycles>3</meta:editing-cycles>
    <meta:generator>LibreOffice/5.2.7.2$Linux_X86_64 LibreOffice_project/20m0$Build-2</meta:generator>
    <meta:document-statistic meta:object-count="14"/>
  </office:meta>
</office:document-meta>
</file>